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/>
    </style:style>
    <style:style style:name="P2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paragraph-rsid="000dcf3a"/>
    </style:style>
    <style:style style:name="P3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paragraph-rsid="000fa5ee"/>
    </style:style>
    <style:style style:name="P4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paragraph-rsid="00119c15"/>
    </style:style>
    <style:style style:name="P5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paragraph-rsid="00104627"/>
    </style:style>
    <style:style style:name="P6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rsid="00119c15" officeooo:paragraph-rsid="00119c15"/>
    </style:style>
    <style:style style:name="P7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rsid="0012a380" officeooo:paragraph-rsid="0012a380"/>
    </style:style>
    <style:style style:name="P8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rsid="00141b1a" officeooo:paragraph-rsid="00141b1a"/>
    </style:style>
    <style:style style:name="P9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rsid="0015e675" officeooo:paragraph-rsid="0015e675"/>
    </style:style>
    <style:style style:name="P10" style:family="paragraph" style:parent-style-name="Text_20_body">
      <style:paragraph-properties fo:background-color="transparent">
        <style:background-image/>
      </style:paragraph-properties>
      <style:text-properties fo:font-variant="normal" fo:text-transform="none" fo:color="#000000" fo:font-size="18.5pt" fo:font-weight="normal"/>
    </style:style>
    <style:style style:name="P11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rsid="00119c15" officeooo:paragraph-rsid="00119c15"/>
    </style:style>
    <style:style style:name="T1" style:family="text">
      <style:text-properties officeooo:rsid="000dcf3a"/>
    </style:style>
    <style:style style:name="T2" style:family="text">
      <style:text-properties officeooo:rsid="00119c15"/>
    </style:style>
    <style:style style:name="T3" style:family="text">
      <style:text-properties style:text-position="super 58%"/>
    </style:style>
    <style:style style:name="T4" style:family="text">
      <style:text-properties officeooo:rsid="00104627"/>
    </style:style>
    <style:style style:name="T5" style:family="text">
      <style:text-properties officeooo:rsid="0012a380"/>
    </style:style>
    <style:style style:name="T6" style:family="text">
      <style:text-properties officeooo:rsid="00141b1a"/>
    </style:style>
    <style:style style:name="T7" style:family="text">
      <style:text-properties officeooo:rsid="0016627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"><text:bookmark text:name="docs-internal-guid-7d5cdad9-174d-df86-cb5b-81939cf5ceb5"/>Setup</text:p>
        <text:p text:style-name="P4">Labs are required, they are not optional. There is some setup needed <text:span text:style-name="T2">ahead of</text:span> the class <text:span text:style-name="T2">so that we don't take time away from training and we don't spend time on setup</text:span>. </text:p>
        <text:p text:style-name="P4">Your laptops need to be set up with Typescript, LESS<text:span text:style-name="T2">, simplehttpserver</text:span> and Webstor<text:span text:style-name="T2">m IDE ahead of time</text:span>. We will cover the “why these?” question throughout the class and it won't be an issue.</text:p>
        <text:p text:style-name="P1"/>
        <text:p text:style-name="P1">1.So to help you set up, lets start. You have to install Node – <text:span text:style-name="T2">that is the best/only way to get the npm installer.</text:span> Once you have node, you'll have npm. Then <text:span text:style-name="T2">(possibly in admin mode):</text:span></text:p>
        <text:p text:style-name="P1">npm -g install typescript</text:p>
        <text:p text:style-name="P1">npm -g install less</text:p>
        <text:p text:style-name="P2">npm -g install <text:span text:style-name="T1">simplehttpserver</text:span></text:p>
        <text:p text:style-name="P1">If you can type in 'tsc' at command prompt and get a some non error response, you are set! (hint: for example BootStrap uses <text:span text:style-name="T2">LESS</text:span>).</text:p>
        <text:p text:style-name="P1"><text:span text:style-name="T1">2</text:span>. Install WebStorm. In class we will change the WebStorm settings to add a file watcher for typescript and less.</text:p>
        <text:p text:style-name="P3"><text:span text:style-name="T1">3</text:span>. Go to PrimusAPI.com - sign up and get the app key! </text:p>
        <text:p text:style-name="P1"/>
        <text:p text:style-name="P1">If you can't install these due to tech problems, then pre-install 'Oracle Virtual Box' and <text:span text:style-name="T2">we</text:span>'ll have a virtual machine <text:span text:style-name="T2">file to give you</text:span> with these pre-installed so we can jump into code right away.</text:p>
        <text:p text:style-name="P1">Just do your best and use google.</text:p>
        <text:p text:style-name="P1"/>
        <text:p text:style-name="P8">Note:</text:p>
        <text:p text:style-name="P6">- If you are using windows, you may have issues if you use a firewall or a virusscanner – best to disable those for training. </text:p>
        <text:p text:style-name="P6">- We will use Chrome . Some plugins may interfere w/ development, best to disable 3<text:span text:style-name="T3">rd</text:span> party extensions. </text:p>
        <text:p text:style-name="P1"/>
        <text:p text:style-name="P1">If you want to read ahead, we will use this jQuery to load divs (explained <text:span text:style-name="T2">in class</text:span>):</text:p>
        <text:p text:style-name="P1">http://zeptojs.com/#$.get</text:p>
        <text:p text:style-name="P1">plus some pro-animation <text:span text:style-name="T6">tool </text:span>( via http://www.greensock.com/gsap-js ).</text:p>
        <text:p text:style-name="P4"/>
        <text:p text:style-name="P6">Optional: </text:p>
        <text:p text:style-name="P6">Have a <text:span text:style-name="T5">public</text:span> HTTP web site that you can FTP to.</text:p>
        <text:p text:style-name="P6">(One $5 host is <text:span text:style-name="T4"><text:s/></text:span><text:a xlink:type="simple" xlink:href="https://www.digitalocean.com/?refcode=299e544c7c2b"><text:span text:style-name="T4">http://www.digitalocean.com/?refcode=299e544c7c2b</text:span></text:a><text:span text:style-name="T4"> <text:s/>- </text:span>you can try promo code <text:span text:style-name="T4">SSDPOWER20. </text:span>Install Apache and an FTP server so that you can deploy <text:span text:style-name="T5">some html pages – you can use Filezilla for FTP client. Hint: apt-get install apache2; apt-get install proftpd )</text:span></text:p>
        <text:p text:style-name="P7"/>
        <text:p text:style-name="P7">There are other 3<text:span text:style-name="T3">rd</text:span> party sites I'll mention in class, ex: <text:a xlink:type="simple" xlink:href="https://developers.facebook.com/apps">http://developers.facebook.com/apps</text:a>, MaxCDN <text:span text:style-name="T6">$9</text:span>, <text:s/><text:a xlink:type="simple" xlink:href="https://build.phonegap.com/">http://build.phonegap.com</text:a> , github, TopCoat.io, <text:a xlink:type="simple" xlink:href="http://dribbble.com/">http://dribbble.com</text:a> , <text:span text:style-name="T7">DreamWeaver, Illustrator,</text:span> etc.</text:p>
        <text:p text:style-name="P5"/>
        <text:p text:style-name="P9">We'll have a great class!!</text:p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size="18pt" fo:font-weight="bold"/>
    </style:style>
    <style:style style:name="Internet_20_link_5f_text_5f_text_5f_text_5f_text" style:display-name="Internet link_text_text_text_text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MacOSX_x86 LibreOffice_project/7e4286b58adc75a14f6d83f53a03b6c11fa2903</meta:generator>
    <meta:creation-date>2013-07-24T15:09:05.45</meta:creation-date>
    <dc:date>2013-09-09T16:07:25.158091000</dc:date>
    <meta:editing-duration>PT9M26S</meta:editing-duration>
    <meta:editing-cycles>6</meta:editing-cycles>
    <meta:document-statistic meta:table-count="0" meta:image-count="0" meta:object-count="0" meta:page-count="1" meta:paragraph-count="23" meta:word-count="362" meta:character-count="2129" meta:non-whitespace-character-count="1779"/>
  </office:meta>
</office:document-meta>
</file>